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2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3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4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5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6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7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P2" style:family="paragraph" style:parent-style-name="Standard">
      <style:paragraph-properties fo:break-before="auto" fo:line-height="115%" style:writing-mode="lr-tb"/>
      <style:text-properties style:font-name="Trebuchet MS" fo:font-size="18pt" style:font-name-asian="Trebuchet MS" style:font-size-asian="18pt" style:font-name-complex="Trebuchet MS" style:font-size-complex="18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>
      <style:text-properties fo:font-style="italic" style:font-style-asian="italic" style:font-style-complex="italic"/>
    </style:style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>
      <style:text-properties fo:font-style="italic" style:font-style-asian="italic" style:font-style-complex="italic"/>
    </style:style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break-before="auto" fo:line-height="115%" fo:border-bottom="#808080 0.053cm solid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P11" style:family="paragraph" style:parent-style-name="Standard">
      <style:paragraph-properties fo:break-before="auto" fo:line-height="115%" style:writing-mode="lr-tb"/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2_2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2_3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2_4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3_2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3_3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3_4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3_5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3_6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3_7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4_2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4_3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4_4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4_5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4_6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4_7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4_8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4_9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5_2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5_3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5_4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5_5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5_6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5_7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5_8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5_9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5_10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5_11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6_2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6_3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6_4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6_5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6_6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6_7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6_8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6_9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6_10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6_11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6_12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6_13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6_14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6_15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7_2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7_3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7_4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7_5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7_6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7_7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7_8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7_9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7_10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7_11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7_12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7_13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7_14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7_15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8_2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8_3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8_4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8_5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8_6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8_7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8_8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8_9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8_10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8_11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9_2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9_3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9_4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9_5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9_6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9_7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9_8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9_9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9_10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T19_11" style:family="text">
      <style:text-properties fo:background-color="#ffffff" fo:color="#008000" fo:font-size="12pt" style:font-size-asian="12pt" style:font-size-complex="12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P27" style:family="paragraph" style:parent-style-name="Standard">
      <style:paragraph-properties fo:break-before="auto" fo:line-height="115%" fo:margin-top="0cm" fo:border-bottom="#808080 0.053cm solid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fo:margin-top="0cm" fo:border-bottom="#808080 0.053cm solid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text-indent="0cm" fo:line-height="115%" fo:margin-lef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</office:automatic-styles>
  <office:body>
    <office:text>
      <text:p text:style-name="P1"><text:span text:style-name="T1_1">Shopping</text:span><text:span text:style-name="T1_2"><text:s/></text:span><text:span text:style-name="T1_3">List</text:span><text:span text:style-name="T1_4"><text:s/></text:span><text:span text:style-name="T1_5">Project</text:span><text:span text:style-name="T1_6"><text:s/></text:span><text:span text:style-name="T1_7">Specs</text:span></text:p>
      <text:p text:style-name="P2"/>
      <text:p text:style-name="P3"><text:span text:style-name="T3_1">Your</text:span><text:span text:style-name="T3_2"><text:s/></text:span><text:span text:style-name="T3_3">objective</text:span><text:span text:style-name="T3_4"><text:s/></text:span><text:span text:style-name="T3_5">is</text:span><text:span text:style-name="T3_6"><text:s/></text:span><text:span text:style-name="T3_7">to</text:span><text:span text:style-name="T3_8"><text:s/></text:span><text:span text:style-name="T3_9">create</text:span><text:span text:style-name="T3_10"><text:s/></text:span><text:span text:style-name="T3_11">a</text:span><text:span text:style-name="T3_12"><text:s/></text:span><text:span text:style-name="T3_13">shopping</text:span><text:span text:style-name="T3_14"><text:s/></text:span><text:span text:style-name="T3_15">list</text:span><text:span text:style-name="T3_16"><text:s/></text:span><text:span text:style-name="T3_17">program</text:span><text:span text:style-name="T3_18"><text:s/></text:span><text:span text:style-name="T3_19">so</text:span><text:span text:style-name="T3_20"><text:s/></text:span><text:span text:style-name="T3_21">that</text:span><text:span text:style-name="T3_22"><text:s/></text:span><text:span text:style-name="T3_23">you</text:span><text:span text:style-name="T3_24"><text:s/></text:span><text:span text:style-name="T3_25">can</text:span><text:span text:style-name="T3_26"><text:s/></text:span><text:span text:style-name="T3_27">have</text:span><text:span text:style-name="T3_28"><text:s/></text:span><text:span text:style-name="T3_29">many</text:span><text:span text:style-name="T3_30"><text:s/></text:span><text:span text:style-name="T3_31">different</text:span><text:span text:style-name="T3_32"><text:s/></text:span><text:span text:style-name="T3_33">shopping</text:span><text:span text:style-name="T3_34"><text:s/></text:span><text:span text:style-name="T3_35">lists</text:span><text:span text:style-name="T3_36">.<text:s/></text:span><text:span text:style-name="T3_37">Each</text:span><text:span text:style-name="T3_38"><text:s/></text:span><text:span text:style-name="T3_39">list</text:span><text:span text:style-name="T3_40"><text:s/></text:span><text:span text:style-name="T3_41">will</text:span><text:span text:style-name="T3_42"><text:s/></text:span><text:span text:style-name="T3_43">have</text:span><text:span text:style-name="T3_44"><text:s/></text:span><text:span text:style-name="T3_45">a</text:span><text:span text:style-name="T3_46"><text:s/></text:span><text:span text:style-name="T3_47">nickname</text:span><text:span text:style-name="T3_48"><text:s/></text:span><text:span text:style-name="T3_49">associated</text:span><text:span text:style-name="T3_50"><text:s/></text:span><text:span text:style-name="T3_51">with</text:span><text:span text:style-name="T3_52"><text:s/></text:span><text:span text:style-name="T3_53">it</text:span><text:span text:style-name="T3_54">.<text:s/>(</text:span><text:span text:style-name="T3_55">Hint</text:span><text:span text:style-name="T3_56">:<text:s/></text:span><text:span text:style-name="T3_57">Use</text:span><text:span text:style-name="T3_58"><text:s/></text:span><text:span text:style-name="T3_59">a</text:span><text:span text:style-name="T3_60"><text:s/></text:span><text:span text:style-name="T3_61">dictionary</text:span><text:span text:style-name="T3_62"><text:s/></text:span><text:span text:style-name="T3_63">with</text:span><text:span text:style-name="T3_64"><text:s/>[</text:span><text:span text:style-name="T3_65">key</text:span><text:span text:style-name="T3_66">]<text:s/>-<text:s/></text:span><text:span text:style-name="T3_67">nickname</text:span><text:span text:style-name="T3_68"><text:s/></text:span><text:span text:style-name="T3_69">and</text:span><text:span text:style-name="T3_70"><text:s/>[</text:span><text:span text:style-name="T3_71">value</text:span><text:span text:style-name="T3_72">]<text:s/>-<text:s/></text:span><text:span text:style-name="T3_73">list</text:span><text:span text:style-name="T3_74">).<text:s/></text:span><text:span text:style-name="T3_75">You</text:span><text:span text:style-name="T3_76"><text:s/></text:span><text:span text:style-name="T3_77">will</text:span><text:span text:style-name="T3_78"><text:s/></text:span><text:span text:style-name="T3_79">have</text:span><text:span text:style-name="T3_80"><text:s/></text:span><text:span text:style-name="T3_81">a</text:span><text:span text:style-name="T3_82"><text:s/></text:span><text:span text:style-name="T3_83">global</text:span><text:span text:style-name="T3_84"><text:s/></text:span><text:span text:style-name="T3_85">dictionary</text:span><text:span text:style-name="T3_86"><text:s/></text:span><text:span text:style-name="T3_87">that</text:span><text:span text:style-name="T3_88"><text:s/></text:span><text:span text:style-name="T3_89">holds</text:span><text:span text:style-name="T3_90"><text:s/></text:span><text:span text:style-name="T3_91">these</text:span><text:span text:style-name="T3_92"><text:s/></text:span><text:span text:style-name="T3_93">key</text:span><text:span text:style-name="T3_94">:</text:span><text:span text:style-name="T3_95">value</text:span><text:span text:style-name="T3_96"><text:s/></text:span><text:span text:style-name="T3_97">pairs</text:span><text:span text:style-name="T3_98">.</text:span></text:p>
      <text:p text:style-name="P4"><text:span text:style-name="T4_1"><text:line-break/></text:span><text:span text:style-name="T4_2">Examples</text:span><text:span text:style-name="T4_3">:</text:span></text:p>
      <text:p text:style-name="P5"><text:span text:style-name="T5_1">Target</text:span><text:span text:style-name="T5_2"><text:s/>-<text:s/></text:span><text:span text:style-name="T5_3">socks</text:span><text:span text:style-name="T5_4">,<text:s/></text:span><text:span text:style-name="T5_5">soap</text:span><text:span text:style-name="T5_6">,<text:s/></text:span><text:span text:style-name="T5_7">detergent</text:span><text:span text:style-name="T5_8">,<text:s/></text:span><text:span text:style-name="T5_9">sponges</text:span></text:p>
      <text:p text:style-name="P6"><text:span text:style-name="T6_1">Safeway</text:span><text:span text:style-name="T6_2"><text:s/>-<text:s/></text:span><text:span text:style-name="T6_3">butter</text:span><text:span text:style-name="T6_4">,<text:s/></text:span><text:span text:style-name="T6_5">cake</text:span><text:span text:style-name="T6_6">,<text:s/></text:span><text:span text:style-name="T6_7">cookies</text:span><text:span text:style-name="T6_8">,<text:s/></text:span><text:span text:style-name="T6_9">bread</text:span></text:p>
      <text:p text:style-name="P7"><text:span text:style-name="T7_1">PeterGrocery</text:span><text:span text:style-name="T7_2"><text:s/>-<text:s/></text:span><text:span text:style-name="T7_3">apples</text:span><text:span text:style-name="T7_4">,<text:s/></text:span><text:span text:style-name="T7_5">oranges</text:span><text:span text:style-name="T7_6">,<text:s/></text:span><text:span text:style-name="T7_7">bananas</text:span><text:span text:style-name="T7_8">,<text:s/></text:span><text:span text:style-name="T7_9">milk</text:span></text:p>
      <text:p text:style-name="P8"><text:span text:style-name="T8_1">JaneGrocery</text:span><text:span text:style-name="T8_2"><text:s/>-<text:s/></text:span><text:span text:style-name="T8_3">oreos</text:span><text:span text:style-name="T8_4">,<text:s/></text:span><text:span text:style-name="T8_5">brownies</text:span><text:span text:style-name="T8_6">,<text:s/></text:span><text:span text:style-name="T8_7">soda</text:span></text:p>
      <text:p text:style-name="P9"/>
      <text:p text:style-name="P10"><text:span text:style-name="T10_1">You</text:span><text:span text:style-name="T10_2"><text:s/></text:span><text:span text:style-name="T10_3">will</text:span><text:span text:style-name="T10_4"><text:s/></text:span><text:span text:style-name="T10_5">have</text:span><text:span text:style-name="T10_6"><text:s/></text:span><text:span text:style-name="T10_7">a</text:span><text:span text:style-name="T10_8"><text:s/></text:span><text:span text:style-name="T10_9">menu</text:span><text:span text:style-name="T10_10"><text:s/></text:span><text:span text:style-name="T10_11">with</text:span><text:span text:style-name="T10_12"><text:s/></text:span><text:span text:style-name="T10_13">the</text:span><text:span text:style-name="T10_14"><text:s/></text:span><text:span text:style-name="T10_15">following</text:span><text:span text:style-name="T10_16"><text:s/></text:span><text:span text:style-name="T10_17">choices</text:span><text:span text:style-name="T10_18">.</text:span></text:p>
      <text:p text:style-name="P11"/>
      <text:p text:style-name="P12"><text:span text:style-name="T12_1">0<text:s/>-<text:s/></text:span><text:span text:style-name="T12_2">Main</text:span><text:span text:style-name="T12_3"><text:s/></text:span><text:span text:style-name="T12_4">Menu</text:span></text:p>
      <text:p text:style-name="P13"><text:span text:style-name="T13_1">1<text:s/>-<text:s/></text:span><text:span text:style-name="T13_2">Show</text:span><text:span text:style-name="T13_3"><text:s/></text:span><text:span text:style-name="T13_4">all</text:span><text:span text:style-name="T13_5"><text:s/></text:span><text:span text:style-name="T13_6">lists</text:span><text:span text:style-name="T13_7">.</text:span></text:p>
      <text:p text:style-name="P14"><text:span text:style-name="T14_1">2<text:s/>-<text:s/></text:span><text:span text:style-name="T14_2">Show</text:span><text:span text:style-name="T14_3"><text:s/></text:span><text:span text:style-name="T14_4">a</text:span><text:span text:style-name="T14_5"><text:s/></text:span><text:span text:style-name="T14_6">specific</text:span><text:span text:style-name="T14_7"><text:s/></text:span><text:span text:style-name="T14_8">list</text:span><text:span text:style-name="T14_9">.</text:span></text:p>
      <text:p text:style-name="P15"><text:span text:style-name="T15_1">3<text:s/>-<text:s/></text:span><text:span text:style-name="T15_2">Add</text:span><text:span text:style-name="T15_3"><text:s/></text:span><text:span text:style-name="T15_4">a</text:span><text:span text:style-name="T15_5"><text:s/></text:span><text:span text:style-name="T15_6">new</text:span><text:span text:style-name="T15_7"><text:s/></text:span><text:span text:style-name="T15_8">shopping</text:span><text:span text:style-name="T15_9"><text:s/></text:span><text:span text:style-name="T15_10">list</text:span><text:span text:style-name="T15_11">.</text:span></text:p>
      <text:p text:style-name="P16"><text:span text:style-name="T16_1">4<text:s/>-<text:s/></text:span><text:span text:style-name="T16_2">Add</text:span><text:span text:style-name="T16_3"><text:s/></text:span><text:span text:style-name="T16_4">an</text:span><text:span text:style-name="T16_5"><text:s/></text:span><text:span text:style-name="T16_6">item</text:span><text:span text:style-name="T16_7"><text:s/></text:span><text:span text:style-name="T16_8">to</text:span><text:span text:style-name="T16_9"><text:s/></text:span><text:span text:style-name="T16_10">a</text:span><text:span text:style-name="T16_11"><text:s/></text:span><text:span text:style-name="T16_12">shopping</text:span><text:span text:style-name="T16_13"><text:s/></text:span><text:span text:style-name="T16_14">list</text:span><text:span text:style-name="T16_15">.</text:span></text:p>
      <text:p text:style-name="P17"><text:span text:style-name="T17_1">5<text:s/>-<text:s/></text:span><text:span text:style-name="T17_2">Remove</text:span><text:span text:style-name="T17_3"><text:s/></text:span><text:span text:style-name="T17_4">an</text:span><text:span text:style-name="T17_5"><text:s/></text:span><text:span text:style-name="T17_6">item</text:span><text:span text:style-name="T17_7"><text:s/></text:span><text:span text:style-name="T17_8">from</text:span><text:span text:style-name="T17_9"><text:s/></text:span><text:span text:style-name="T17_10">a</text:span><text:span text:style-name="T17_11"><text:s/></text:span><text:span text:style-name="T17_12">shopping</text:span><text:span text:style-name="T17_13"><text:s/></text:span><text:span text:style-name="T17_14">list</text:span><text:span text:style-name="T17_15">.</text:span></text:p>
      <text:p text:style-name="P18"><text:span text:style-name="T18_1">6<text:s/>-<text:s/></text:span><text:span text:style-name="T18_2">Remove</text:span><text:span text:style-name="T18_3"><text:s/></text:span><text:span text:style-name="T18_4">a</text:span><text:span text:style-name="T18_5"><text:s/></text:span><text:span text:style-name="T18_6">list</text:span><text:span text:style-name="T18_7"><text:s/></text:span><text:span text:style-name="T18_8">by</text:span><text:span text:style-name="T18_9"><text:s/></text:span><text:span text:style-name="T18_10">nickname</text:span><text:span text:style-name="T18_11">.</text:span></text:p>
      <text:p text:style-name="P19"><text:span text:style-name="T19_1">7<text:s/>-<text:s/></text:span><text:span text:style-name="T19_2">Exit</text:span><text:span text:style-name="T19_3"><text:s/></text:span><text:span text:style-name="T19_4">when</text:span><text:span text:style-name="T19_5"><text:s/></text:span><text:span text:style-name="T19_6">you</text:span><text:span text:style-name="T19_7"><text:s/></text:span><text:span text:style-name="T19_8">are</text:span><text:span text:style-name="T19_9"><text:s/></text:span><text:span text:style-name="T19_10">done</text:span><text:span text:style-name="T19_11">.<text:s text:c="2"/></text:span></text:p>
      <text:p text:style-name="P20"/>
      <text:p text:style-name="P21"><text:span text:style-name="T21_1">Additional</text:span><text:span text:style-name="T21_2"><text:s/></text:span><text:span text:style-name="T21_3">Specs</text:span><text:span text:style-name="T21_4"><text:s/></text:span><text:span text:style-name="T21_5">and</text:span><text:span text:style-name="T21_6"><text:s/></text:span><text:span text:style-name="T21_7">considerations</text:span><text:span text:style-name="T21_8">:</text:span></text:p>
      <text:list text:style-name="LS1" xml:id="list0">
        <text:list-item>
          <text:p text:style-name="P22"><text:span text:style-name="T22_1">When</text:span><text:span text:style-name="T22_2"><text:s/></text:span><text:span text:style-name="T22_3">a</text:span><text:span text:style-name="T22_4"><text:s/></text:span><text:span text:style-name="T22_5">list</text:span><text:span text:style-name="T22_6"><text:s/></text:span><text:span text:style-name="T22_7">is</text:span><text:span text:style-name="T22_8"><text:s/></text:span><text:span text:style-name="T22_9">displayed</text:span><text:span text:style-name="T22_10">,<text:s/></text:span><text:span text:style-name="T22_11">make</text:span><text:span text:style-name="T22_12"><text:s/></text:span><text:span text:style-name="T22_13">sure</text:span><text:span text:style-name="T22_14"><text:s/></text:span><text:span text:style-name="T22_15">the</text:span><text:span text:style-name="T22_16"><text:s/></text:span><text:span text:style-name="T22_17">items</text:span><text:span text:style-name="T22_18"><text:s/></text:span><text:span text:style-name="T22_19">are</text:span><text:span text:style-name="T22_20"><text:s/></text:span><text:span text:style-name="T22_21">sorted</text:span><text:span text:style-name="T22_22"><text:s/></text:span><text:span text:style-name="T22_23">in</text:span><text:span text:style-name="T22_24"><text:s/></text:span><text:span text:style-name="T22_25">alphabetical</text:span><text:span text:style-name="T22_26"><text:s/></text:span><text:span text:style-name="T22_27">order</text:span><text:span text:style-name="T22_28">.</text:span></text:p>
        </text:list-item>
        <text:list-item>
          <text:p text:style-name="P23"><text:span text:style-name="T23_1">Lists</text:span><text:span text:style-name="T23_2"><text:s/></text:span><text:span text:style-name="T23_3">should</text:span><text:span text:style-name="T23_4"><text:s/></text:span><text:span text:style-name="T23_5">not</text:span><text:span text:style-name="T23_6"><text:s/></text:span><text:span text:style-name="T23_7">have</text:span><text:span text:style-name="T23_8"><text:s/></text:span><text:span text:style-name="T23_9">duplicate</text:span><text:span text:style-name="T23_10"><text:s/></text:span><text:span text:style-name="T23_11">items</text:span><text:span text:style-name="T23_12">.</text:span></text:p>
        </text:list-item>
        <text:list-item>
          <text:p text:style-name="P24"><text:span text:style-name="T24_1">There</text:span><text:span text:style-name="T24_2"><text:s/></text:span><text:span text:style-name="T24_3">should</text:span><text:span text:style-name="T24_4"><text:s/></text:span><text:span text:style-name="T24_5">not</text:span><text:span text:style-name="T24_6"><text:s/></text:span><text:span text:style-name="T24_7">be</text:span><text:span text:style-name="T24_8"><text:s/></text:span><text:span text:style-name="T24_9">lists</text:span><text:span text:style-name="T24_10"><text:s/></text:span><text:span text:style-name="T24_11">with</text:span><text:span text:style-name="T24_12"><text:s/></text:span><text:span text:style-name="T24_13">the</text:span><text:span text:style-name="T24_14"><text:s/></text:span><text:span text:style-name="T24_15">same</text:span><text:span text:style-name="T24_16"><text:s/></text:span><text:span text:style-name="T24_17">key</text:span><text:span text:style-name="T24_18"><text:s/>(“</text:span><text:span text:style-name="T24_19">nickname</text:span><text:span text:style-name="T24_20">”).</text:span></text:p>
        </text:list-item>
        <text:list-item>
          <text:p text:style-name="P25"><text:span text:style-name="T25_1">The</text:span><text:span text:style-name="T25_2"><text:s/></text:span><text:span text:style-name="T25_3">key</text:span><text:span text:style-name="T25_4"><text:s/></text:span><text:span text:style-name="T25_5">is</text:span><text:span text:style-name="T25_6"><text:s/></text:span><text:span text:style-name="T25_7">case</text:span><text:span text:style-name="T25_8"><text:s/></text:span><text:span text:style-name="T25_9">sensitive</text:span><text:span text:style-name="T25_10">.</text:span></text:p>
        </text:list-item>
        <text:list-item>
          <text:p text:style-name="P26"><text:span text:style-name="T26_1">Whenever</text:span><text:span text:style-name="T26_2"><text:s/></text:span><text:span text:style-name="T26_3">a</text:span><text:span text:style-name="T26_4"><text:s/></text:span><text:span text:style-name="T26_5">list</text:span><text:span text:style-name="T26_6"><text:s/></text:span><text:span text:style-name="T26_7">is</text:span><text:span text:style-name="T26_8"><text:s/></text:span><text:span text:style-name="T26_9">added</text:span><text:span text:style-name="T26_10"><text:s/></text:span><text:span text:style-name="T26_11">to</text:span><text:span text:style-name="T26_12"><text:s/></text:span><text:span text:style-name="T26_13">or</text:span><text:span text:style-name="T26_14"><text:s/></text:span><text:span text:style-name="T26_15">removed</text:span><text:span text:style-name="T26_16"><text:s/></text:span><text:span text:style-name="T26_17">from</text:span><text:span text:style-name="T26_18">,<text:s/></text:span><text:span text:style-name="T26_19">also</text:span><text:span text:style-name="T26_20"><text:s/></text:span><text:span text:style-name="T26_21">print</text:span><text:span text:style-name="T26_22"><text:s/></text:span><text:span text:style-name="T26_23">out</text:span><text:span text:style-name="T26_24"><text:s/></text:span><text:span text:style-name="T26_25">the</text:span><text:span text:style-name="T26_26"><text:s/></text:span><text:span text:style-name="T26_27">new</text:span><text:span text:style-name="T26_28"><text:s/></text:span><text:span text:style-name="T26_29">contents</text:span><text:span text:style-name="T26_30"><text:s/></text:span><text:span text:style-name="T26_31">of</text:span><text:span text:style-name="T26_32"><text:s/></text:span><text:span text:style-name="T26_33">the</text:span><text:span text:style-name="T26_34"><text:s/></text:span><text:span text:style-name="T26_35">list</text:span><text:span text:style-name="T26_36">.</text:span></text:p>
        </text:list-item>
        <text:list-item>
          <text:p text:style-name="P27"><text:span text:style-name="T27_1">When</text:span><text:span text:style-name="T27_2"><text:s/></text:span><text:span text:style-name="T27_3">adding</text:span><text:span text:style-name="T27_4"><text:s/></text:span><text:span text:style-name="T27_5">or</text:span><text:span text:style-name="T27_6"><text:s/></text:span><text:span text:style-name="T27_7">removing</text:span><text:span text:style-name="T27_8"><text:s/></text:span><text:span text:style-name="T27_9">items</text:span><text:span text:style-name="T27_10">,<text:s/></text:span><text:span text:style-name="T27_11">continuously</text:span><text:span text:style-name="T27_12"><text:s/></text:span><text:span text:style-name="T27_13">prompt</text:span><text:span text:style-name="T27_14"><text:s/></text:span><text:span text:style-name="T27_15">for</text:span><text:span text:style-name="T27_16"><text:s/></text:span><text:span text:style-name="T27_17">items</text:span><text:span text:style-name="T27_18"><text:s/></text:span><text:span text:style-name="T27_19">until</text:span><text:span text:style-name="T27_20"><text:s/></text:span><text:span text:style-name="T27_21">the</text:span><text:span text:style-name="T27_22"><text:s/></text:span><text:span text:style-name="T27_23">user</text:span><text:span text:style-name="T27_24"><text:s/></text:span><text:span text:style-name="T27_25">is</text:span><text:span text:style-name="T27_26"><text:s/></text:span><text:span text:style-name="T27_27">done</text:span><text:span text:style-name="T27_28">.<text:s/></text:span></text:p>
        </text:list-item>
      </text:list>
      <text:p text:style-name="P28"/>
      <text:p text:style-name="P29"><text:span text:style-name="T29_1">Project</text:span><text:span text:style-name="T29_2"><text:s/></text:span><text:span text:style-name="T29_3">planning</text:span><text:span text:style-name="T29_4"><text:s/></text:span><text:span text:style-name="T29_5">and</text:span><text:span text:style-name="T29_6"><text:s/></text:span><text:span text:style-name="T29_7">pseudocode</text:span></text:p>
      <text:list text:style-name="LS2" xml:id="list6">
        <text:list-item>
          <text:p text:style-name="P30"><text:span text:style-name="T30_1">Spend</text:span><text:span text:style-name="T30_2"><text:s/>10<text:s/></text:span><text:span text:style-name="T30_3">mins</text:span><text:span text:style-name="T30_4"><text:s/></text:span><text:span text:style-name="T30_5">alone</text:span><text:span text:style-name="T30_6"><text:s/></text:span><text:span text:style-name="T30_7">by</text:span><text:span text:style-name="T30_8"><text:s/></text:span><text:span text:style-name="T30_9">outlining</text:span><text:span text:style-name="T30_10"><text:s/></text:span><text:span text:style-name="T30_11">your</text:span><text:span text:style-name="T30_12"><text:s/></text:span><text:span text:style-name="T30_13">project</text:span><text:span text:style-name="T30_14">.<text:s/></text:span><text:span text:style-name="T30_15">Then</text:span><text:span text:style-name="T30_16"><text:s/></text:span><text:span text:style-name="T30_17">use</text:span><text:span text:style-name="T30_18"><text:s/></text:span><text:span text:style-name="T30_19">pseudocode</text:span><text:span text:style-name="T30_20"><text:s/></text:span><text:span text:style-name="T30_21">to</text:span><text:span text:style-name="T30_22"><text:s/></text:span><text:span text:style-name="T30_23">break</text:span><text:span text:style-name="T30_24"><text:s/></text:span><text:span text:style-name="T30_25">down</text:span><text:span text:style-name="T30_26"><text:s/></text:span><text:span text:style-name="T30_27">each</text:span><text:span text:style-name="T30_28"><text:s/></text:span><text:span text:style-name="T30_29">of</text:span><text:span text:style-name="T30_30"><text:s/></text:span><text:span text:style-name="T30_31">the</text:span><text:span text:style-name="T30_32"><text:s/></text:span><text:span text:style-name="T30_33">functions</text:span><text:span text:style-name="T30_34">.<text:s/>(</text:span><text:span text:style-name="T30_35">ie</text:span><text:span text:style-name="T30_36">,<text:s/></text:span><text:span text:style-name="T30_37">Which</text:span><text:span text:style-name="T30_38"><text:s/></text:span><text:span text:style-name="T30_39">functions</text:span><text:span text:style-name="T30_40"><text:s/></text:span><text:span text:style-name="T30_41">do</text:span><text:span text:style-name="T30_42"><text:s/></text:span><text:span text:style-name="T30_43">you</text:span><text:span text:style-name="T30_44"><text:s/></text:span><text:span text:style-name="T30_45">need</text:span><text:span text:style-name="T30_46">?<text:s/></text:span><text:span text:style-name="T30_47">What</text:span><text:span text:style-name="T30_48"><text:s/></text:span><text:span text:style-name="T30_49">are</text:span><text:span text:style-name="T30_50"><text:s/></text:span><text:span text:style-name="T30_51">the</text:span><text:span text:style-name="T30_52"><text:s/></text:span><text:span text:style-name="T30_53">function</text:span><text:span text:style-name="T30_54"><text:s/></text:span><text:span text:style-name="T30_55">signatures</text:span><text:span text:style-name="T30_56"><text:s/></text:span><text:span text:style-name="T30_57">and</text:span><text:span text:style-name="T30_58"><text:s/></text:span><text:span text:style-name="T30_59">output</text:span><text:span text:style-name="T30_60">?,<text:s/></text:span><text:span text:style-name="T30_61">etc</text:span><text:span text:style-name="T30_62">.)<text:s/></text:span><text:span text:style-name="T30_63">Discuss</text:span><text:span text:style-name="T30_64"><text:s/></text:span><text:span text:style-name="T30_65">your</text:span><text:span text:style-name="T30_66"><text:s/></text:span><text:span text:style-name="T30_67">plan</text:span><text:span text:style-name="T30_68"><text:s/></text:span><text:span text:style-name="T30_69">with</text:span><text:span text:style-name="T30_70"><text:s/></text:span><text:span text:style-name="T30_71">your</text:span><text:span text:style-name="T30_72"><text:s/></text:span><text:span text:style-name="T30_73">partner</text:span><text:span text:style-name="T30_74">.<text:s/></text:span><text:span text:style-name="T30_75">You</text:span><text:span text:style-name="T30_76"><text:s/></text:span><text:span text:style-name="T30_77">may</text:span><text:span text:style-name="T30_78"><text:s/></text:span><text:span text:style-name="T30_79">open</text:span><text:span text:style-name="T30_80"><text:s/></text:span><text:span text:style-name="T30_81">your</text:span><text:span text:style-name="T30_82"><text:s/></text:span><text:span text:style-name="T30_83">current</text:span><text:span text:style-name="T30_84"><text:s/></text:span><text:span text:style-name="T30_85">Shopping</text:span><text:span text:style-name="T30_86"><text:s/></text:span><text:span text:style-name="T30_87">List</text:span><text:span text:style-name="T30_88"><text:s/></text:span><text:span text:style-name="T30_89">program</text:span><text:span text:style-name="T30_90"><text:s/></text:span><text:span text:style-name="T30_91">to</text:span><text:span text:style-name="T30_92"><text:s/></text:span><text:span text:style-name="T30_93">help</text:span><text:span text:style-name="T30_94"><text:s/></text:span><text:span text:style-name="T30_95">you</text:span><text:span text:style-name="T30_96">.</text:span></text:p>
        </text:list-item>
      </text:list>
      <text:p text:style-name="P31"/>
      <text:p text:style-name="P32"><text:span text:style-name="T32_1">Github</text:span></text:p>
      <text:list text:style-name="LS3" xml:id="list7">
        <text:list-item>
          <text:p text:style-name="P33"><text:span text:style-name="T33_1">Upload</text:span><text:span text:style-name="T33_2"><text:s/></text:span><text:span text:style-name="T33_3">your</text:span><text:span text:style-name="T33_4"><text:s/></text:span><text:span text:style-name="T33_5">project</text:span><text:span text:style-name="T33_6"><text:s/></text:span><text:span text:style-name="T33_7">to</text:span><text:span text:style-name="T33_8"><text:s/></text:span><text:span text:style-name="T33_9">Github</text:span><text:span text:style-name="T33_10"><text:s/></text:span><text:span text:style-name="T33_11">so</text:span><text:span text:style-name="T33_12"><text:s/></text:span><text:span text:style-name="T33_13">you</text:span><text:span text:style-name="T33_14"><text:s/></text:span><text:span text:style-name="T33_15">have</text:span><text:span text:style-name="T33_16"><text:s/></text:span><text:span text:style-name="T33_17">a</text:span><text:span text:style-name="T33_18"><text:s/></text:span><text:span text:style-name="T33_19">copy</text:span><text:span text:style-name="T33_20"><text:s/></text:span><text:span text:style-name="T33_21">to</text:span><text:span text:style-name="T33_22"><text:s/></text:span><text:span text:style-name="T33_23">work</text:span><text:span text:style-name="T33_24"><text:s/></text:span><text:span text:style-name="T33_25">on</text:span><text:span text:style-name="T33_26">.</text:span></text:p>
        </text:list-item>
      </text:list>
      <text:p text:style-name="P34"/>
      <text:p text:style-name="P35"/>
      <text:p text:style-name="P36"><text:span text:style-name="T36_1">SUPER</text:span><text:span text:style-name="T36_2"><text:s/></text:span><text:span text:style-name="T36_3">CHALLENGE</text:span><text:span text:style-name="T36_4">!</text:span></text:p>
      <text:p text:style-name="P37"><text:span text:style-name="T37_1">Figure</text:span><text:span text:style-name="T37_2"><text:s/></text:span><text:span text:style-name="T37_3">out</text:span><text:span text:style-name="T37_4"><text:s/></text:span><text:span text:style-name="T37_5">how</text:span><text:span text:style-name="T37_6"><text:s/></text:span><text:span text:style-name="T37_7">to</text:span><text:span text:style-name="T37_8"><text:s/></text:span><text:span text:style-name="T37_9">write</text:span><text:span text:style-name="T37_10"><text:s/></text:span><text:span text:style-name="T37_11">your</text:span><text:span text:style-name="T37_12"><text:s/></text:span><text:span text:style-name="T37_13">lists</text:span><text:span text:style-name="T37_14"><text:s/></text:span><text:span text:style-name="T37_15">to</text:span><text:span text:style-name="T37_16"><text:s/></text:span><text:span text:style-name="T37_17">a</text:span><text:span text:style-name="T37_18"><text:s/></text:span><text:span text:style-name="T37_19">text</text:span><text:span text:style-name="T37_20"><text:s/></text:span><text:span text:style-name="T37_21">file</text:span><text:span text:style-name="T37_22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905cm" fo:padding-bottom="0cm" fo:margin-bottom="1.905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